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7:59 PM]</text:p>
      <text:p text:style-name="Standard">Lyriq:</text:p>
      <text:p text:style-name="Standard"><text:tab/>Oh right htanks for reminding me</text:p>
      <text:p text:style-name="Standard"/>
      <text:p text:style-name="Standard">[8:00 PM]</text:p>
      <text:p text:style-name="Standard">Ravarion:</text:p>
      <text:p text:style-name="Standard"><text:tab/>Thanks for the help.</text:p>
      <text:p text:style-name="Standard"><text:tab/>I requested feedback on a gamedev discord server and haven't gotten anything</text:p>
      <text:p text:style-name="Standard"/>
      <text:p text:style-name="Standard">[8:01 PM]</text:p>
      <text:p text:style-name="Standard">Lyriq:</text:p>
      <text:p text:style-name="Standard"><text:tab/>Aww</text:p>
      <text:p text:style-name="Standard"/>
      <text:p text:style-name="Standard">[8:10 PM]</text:p>
      <text:p text:style-name="Standard">Lyriq:</text:p>
      <text:p text:style-name="Standard"><text:tab/>Y does not seem to allow me to end the level early</text:p>
      <text:p text:style-name="Standard"/>
      <text:p text:style-name="Standard">[8:11 PM]</text:p>
      <text:p text:style-name="Standard">Ravarion:</text:p>
      <text:p text:style-name="Standard"><text:tab/>Using a 360 controller?</text:p>
      <text:p text:style-name="Standard"/>
      <text:p text:style-name="Standard">[8:11 PM]</text:p>
      <text:p text:style-name="Standard">Lyriq:</text:p>
      <text:p text:style-name="Standard"><text:tab/>No, just hte keyboard</text:p>
      <text:p text:style-name="Standard"/>
      <text:p text:style-name="Standard">[8:11 PM]</text:p>
      <text:p text:style-name="Standard">Ravarion:</text:p>
      <text:p text:style-name="Standard"><text:tab/>Do you have a controller plugged in?</text:p>
      <text:p text:style-name="Standard"/>
      <text:p text:style-name="Standard">[8:11 PM]</text:p>
      <text:p text:style-name="Standard">Lyriq:</text:p>
      <text:p text:style-name="Standard"><text:tab/>It's not turned on...</text:p>
      <text:p text:style-name="Standard"><text:tab/>https://steamuserimages-a.akamaihd.net/ugc/948475442977302158/4539A28F16E0772ADE2F98A9C9553958C0348D1F/</text:p>
      <text:p text:style-name="Standard"/>
      <text:p text:style-name="Standard">[8:12 PM]</text:p>
      <text:p text:style-name="Standard">Ravarion:</text:p>
      <text:p text:style-name="Standard"><text:tab/>Oh, oopsie</text:p>
      <text:p text:style-name="Standard"><text:tab/>Space bar</text:p>
      <text:p text:style-name="Standard"><text:tab/>I'll fix that</text:p>
      <text:p text:style-name="Standard"/>
      <text:p text:style-name="Standard">[8:12 PM]</text:p>
      <text:p text:style-name="Standard">Lyriq:</text:p>
      <text:p text:style-name="Standard"><text:tab/>kk</text:p>
      <text:p text:style-name="Standard"><text:tab/>The starting location of the ally in level one staty between attempts</text:p>
      <text:p text:style-name="Standard"><text:tab/>stays*</text:p>
      <text:p text:style-name="Standard"><text:tab/>So I moved him</text:p>
      <text:p text:style-name="Standard"><text:tab/>Restarted the level</text:p>
      <text:p text:style-name="Standard"><text:tab/>And he is where I moved him to</text:p>
      <text:p text:style-name="Standard"><text:soft-page-break/></text:p>
      <text:p text:style-name="Standard">[8:14 PM]</text:p>
      <text:p text:style-name="Standard">Ravarion:</text:p>
      <text:p text:style-name="Standard"><text:tab/>Oh!</text:p>
      <text:p text:style-name="Standard"><text:tab/>Tab puts you in creative mode</text:p>
      <text:p text:style-name="Standard"><text:tab/>You probably hit alt+tab?</text:p>
      <text:p text:style-name="Standard"/>
      <text:p text:style-name="Standard">[8:14 PM]</text:p>
      <text:p text:style-name="Standard">Lyriq:</text:p>
      <text:p text:style-name="Standard"><text:tab/>I don't think so</text:p>
      <text:p text:style-name="Standard"/>
      <text:p text:style-name="Standard">[8:14 PM]</text:p>
      <text:p text:style-name="Standard">Ravarion:</text:p>
      <text:p text:style-name="Standard"><text:tab/>Hmm</text:p>
      <text:p text:style-name="Standard"/>
      <text:p text:style-name="Standard">[8:15 PM]</text:p>
      <text:p text:style-name="Standard">Lyriq:</text:p>
      <text:p text:style-name="Standard"><text:tab/>It's even persisting between reloads of the page</text:p>
      <text:p text:style-name="Standard"/>
      <text:p text:style-name="Standard">[8:16 PM]</text:p>
      <text:p text:style-name="Standard">Ravarion:</text:p>
      <text:p text:style-name="Standard"><text:tab/>Yeah, it sounds like you edited the level. <text:s/>Hit tab to enter level editor and move him back. <text:s/>Tell me if that fixes it.</text:p>
      <text:p text:style-name="Standard"/>
      <text:p text:style-name="Standard">[8:17 PM]</text:p>
      <text:p text:style-name="Standard">Lyriq:</text:p>
      <text:p text:style-name="Standard"><text:tab/>Oh ok, that stays between reloads even?</text:p>
      <text:p text:style-name="Standard"/>
      <text:p text:style-name="Standard">[8:17 PM]</text:p>
      <text:p text:style-name="Standard">Ravarion:</text:p>
      <text:p text:style-name="Standard"><text:tab/>Yeah, it saves your changes to a cookie</text:p>
      <text:p text:style-name="Standard"/>
      <text:p text:style-name="Standard">[8:17 PM]</text:p>
      <text:p text:style-name="Standard">Lyriq:</text:p>
      <text:p text:style-name="Standard"><text:tab/>That does seem to have fixed it, so I must have edited it accidentally at some point</text:p>
      <text:p text:style-name="Standard"/>
      <text:p text:style-name="Standard">[8:18 PM]</text:p>
      <text:p text:style-name="Standard">Ravarion:</text:p>
      <text:p text:style-name="Standard"><text:tab/>Yeah, for now I have creative mode being overly-accessible. <text:s/>Eventually you'll have to go through a menu or something.</text:p>
      <text:p text:style-name="Standard"/>
      <text:p text:style-name="Standard">[8:21 PM]</text:p>
      <text:p text:style-name="Standard">Lyriq:</text:p>
      <text:p text:style-name="Standard"><text:tab/>Is therea way to turn while holding an object and have it turn with you?</text:p>
      <text:p text:style-name="Standard"/>
      <text:p text:style-name="Standard">[8:22 PM]</text:p>
      <text:p text:style-name="Standard">Ravarion:</text:p>
      <text:p text:style-name="Standard"><text:tab/>No, though I've played with the idea</text:p>
      <text:p text:style-name="Standard"><text:tab/>I have a bool that I can turn on and off called "Strong Arm"</text:p>
      <text:p text:style-name="Standard"><text:soft-page-break/><text:tab/>Which lets me do that</text:p>
      <text:p text:style-name="Standard"/>
      <text:p text:style-name="Standard">[8:23 PM]</text:p>
      <text:p text:style-name="Standard">Lyriq:</text:p>
      <text:p text:style-name="Standard"><text:tab/>Hmm, I can't save all the allies in this level</text:p>
      <text:p text:style-name="Standard"><text:tab/>There's like two of them locked in a room with a bomb, and I can';t figure out how to open the door lol</text:p>
      <text:p text:style-name="Standard"/>
      <text:p text:style-name="Standard">[8:24 PM]</text:p>
      <text:p text:style-name="Standard">Ravarion:</text:p>
      <text:p text:style-name="Standard"><text:tab/>Drag a shooting enemy to be in front of the door</text:p>
      <text:p text:style-name="Standard"/>
      <text:p text:style-name="Standard">[8:25 PM]</text:p>
      <text:p text:style-name="Standard">Lyriq:</text:p>
      <text:p text:style-name="Standard"><text:tab/>Ooooh they start firing before 0</text:p>
      <text:p text:style-name="Standard"/>
      <text:p text:style-name="Standard">[8:25 PM]</text:p>
      <text:p text:style-name="Standard">Ravarion:</text:p>
      <text:p text:style-name="Standard"><text:tab/>I'll have to make a level before that where you're locked in a room</text:p>
      <text:p text:style-name="Standard"/>
      <text:p text:style-name="Standard">[8:25 PM]</text:p>
      <text:p text:style-name="Standard">Lyriq:</text:p>
      <text:p text:style-name="Standard"><text:tab/>I think that would help</text:p>
      <text:p text:style-name="Standard"><text:tab/>Controls are kinda wonky, I think that strong arm thing would help</text:p>
      <text:p text:style-name="Standard"/>
      <text:p text:style-name="Standard">[8:28 PM]</text:p>
      <text:p text:style-name="Standard">Ravarion:</text:p>
      <text:p text:style-name="Standard"><text:tab/>Can you tell me more specifically what feels wonky?</text:p>
      <text:p text:style-name="Standard"/>
      <text:p text:style-name="Standard">[8:30 PM]</text:p>
      <text:p text:style-name="Standard">Lyriq:</text:p>
      <text:p text:style-name="Standard"><text:tab/>Without the ability to reorient objects, it feels difficult to move them to where I want, sometimes</text:p>
      <text:p text:style-name="Standard"/>
      <text:p text:style-name="Standard">[8:31 PM]</text:p>
      <text:p text:style-name="Standard">Ravarion:</text:p>
      <text:p text:style-name="Standard"><text:tab/>Are there certain objects you feel should be easier to move?</text:p>
      <text:p text:style-name="Standard"/>
      <text:p text:style-name="Standard">[8:32 PM]</text:p>
      <text:p text:style-name="Standard">Lyriq:</text:p>
      <text:p text:style-name="Standard"><text:tab/>I mostly just think they should rotate with you, but if you're consciously not wanting to do that, I understand</text:p>
      <text:p text:style-name="Standard"/>
      <text:p text:style-name="Standard">[8:34 PM]</text:p>
      <text:p text:style-name="Standard">Ravarion:</text:p>
      <text:p text:style-name="Standard"><text:tab/>Currently most puzzles are based on things getting in the way of other things. <text:s/>However, that doesn't mean I want the player to feel like the game isn't doing what they want.</text:p>
      <text:p text:style-name="Standard"/>
      <text:p text:style-name="Standard">[8:36 PM]</text:p>
      <text:p text:style-name="Standard"><text:soft-page-break/>Lyriq:</text:p>
      <text:p text:style-name="Standard"><text:tab/>Maybe a quick popup when the cannon is introduced just to explain how to fire it might be nice too, there was one level I thought was really annoying until I realized I didn't need to get the torch right up next to the cannon butt</text:p>
      <text:p text:style-name="Standard"/>
      <text:p text:style-name="Standard">[8:37 PM]</text:p>
      <text:p text:style-name="Standard">Ravarion:</text:p>
      <text:p text:style-name="Standard"><text:tab/>Yeah, Kini has mentioned that, too.</text:p>
      <text:p text:style-name="Standard"/>
      <text:p text:style-name="Standard">[8:38 PM]</text:p>
      <text:p text:style-name="Standard">Lyriq:</text:p>
      <text:p text:style-name="Standard"><text:tab/>Those are my thoughts right now, I like the concept, if you're going to do more waiting based puzzles, you might consider space moving between fast and slow instead of just ending the level</text:p>
      <text:p text:style-name="Standard"><text:tab/>Or another button that does that</text:p>
      <text:p text:style-name="Standard"/>
      <text:p text:style-name="Standard">[8:39 PM]</text:p>
      <text:p text:style-name="Standard">Ravarion:</text:p>
      <text:p text:style-name="Standard"><text:tab/>So that you can skip ahead to the part where stuff's happening?</text:p>
      <text:p text:style-name="Standard"/>
      <text:p text:style-name="Standard">[8:39 PM]</text:p>
      <text:p text:style-name="Standard">Lyriq:</text:p>
      <text:p text:style-name="Standard"><text:tab/>Yeah</text:p>
      <text:p text:style-name="Standard"/>
      <text:p text:style-name="Standard">[8:40 PM]</text:p>
      <text:p text:style-name="Standard">Ravarion:</text:p>
      <text:p text:style-name="Standard"><text:tab/>Ok, I'll give that one a try</text:p>
      <text:p text:style-name="Standard"/>
      <text:p text:style-name="Standard">[8:40 PM]</text:p>
      <text:p text:style-name="Standard">Lyriq:</text:p>
      <text:p text:style-name="Standard"><text:tab/>I think the core concept is pretty solid right now, I would play more levels if you had them lol</text:p>
      <text:p text:style-name="Standard"/>
      <text:p text:style-name="Standard">[8:42 PM]</text:p>
      <text:p text:style-name="Standard">Ravarion:</text:p>
      <text:p text:style-name="Standard"><text:tab/>Did you beat the one where the box is in the way of moving the torch?</text:p>
      <text:p text:style-name="Standard"/>
      <text:p text:style-name="Standard">[8:43 PM]</text:p>
      <text:p text:style-name="Standard">Lyriq:</text:p>
      <text:p text:style-name="Standard"><text:tab/>I played until there were no more "next level" buttons so probably? I'm just not remembering it from the description</text:p>
      <text:p text:style-name="Standard"/>
      <text:p text:style-name="Standard">[8:43 PM]</text:p>
      <text:p text:style-name="Standard">Ravarion:</text:p>
      <text:p text:style-name="Standard"><text:tab/>It's the final one.</text:p>
      <text:p text:style-name="Standard"><text:tab/>If you go to level select, you should see 11 levels</text:p>
      <text:p text:style-name="Standard"/>
      <text:p text:style-name="Standard">[8:45 PM]</text:p>
      <text:p text:style-name="Standard">Lyriq:</text:p>
      <text:p text:style-name="Standard"><text:tab/>Hmm, maybe I didn't then</text:p>
      <text:p text:style-name="Standard"/>
      <text:p text:style-name="Standard"><text:soft-page-break/>[8:46 PM]</text:p>
      <text:p text:style-name="Standard">Ravarion:</text:p>
      <text:p text:style-name="Standard"><text:tab/>Oh, if the next button doesn't come up, it means you didn't beat the level</text:p>
      <text:p text:style-name="Standard"/>
      <text:p text:style-name="Standard">[8:46 PM]</text:p>
      <text:p text:style-name="Standard">Lyriq:</text:p>
      <text:p text:style-name="Standard"><text:tab/>Oh wait yeah I did</text:p>
      <text:p text:style-name="Standard"/>
      <text:p text:style-name="Standard">[8:46 PM]</text:p>
      <text:p text:style-name="Standard">Ravarion:</text:p>
      <text:p text:style-name="Standard"><text:tab/>How did you feel about that one?</text:p>
      <text:p text:style-name="Standard"><text:tab/>I think it might have some of the design elements that I should be aiming for.</text:p>
      <text:p text:style-name="Standard"/>
      <text:p text:style-name="Standard">[8:48 PM]</text:p>
      <text:p text:style-name="Standard">Lyriq:</text:p>
      <text:p text:style-name="Standard"><text:tab/>I'm slightly confused, what exactly does activate the cannon? Sometimes it seems to activate instantly and other times it takes a bit</text:p>
      <text:p text:style-name="Standard"/>
      <text:p text:style-name="Standard">[8:50 PM]</text:p>
      <text:p text:style-name="Standard">Ravarion:</text:p>
      <text:p text:style-name="Standard"><text:tab/>The torch activates the cannon, but it also has a fuse, so there's supposed to be a short delay of 1-2 real world seconds</text:p>
      <text:p text:style-name="Standard"><text:tab/>Should be the same amount of time every time, though</text:p>
      <text:p text:style-name="Standard"/>
      <text:p text:style-name="Standard">[8:51 PM]</text:p>
      <text:p text:style-name="Standard">Lyriq:</text:p>
      <text:p text:style-name="Standard"><text:tab/>Maybe I'm just not putting it down</text:p>
      <text:p text:style-name="Standard"/>
      <text:p text:style-name="Standard">[8:52 PM]</text:p>
      <text:p text:style-name="Standard">Ravarion:</text:p>
      <text:p text:style-name="Standard"><text:tab/>It should still light the cannon even if you're still holding it (hopefully)</text:p>
      <text:p text:style-name="Standard"><text:tab/>Can you also play test the creative mode? <text:s/>I'm hoping to make that a part of the game, also.</text:p>
      <text:p text:style-name="Standard"/>
      <text:p text:style-name="Standard">[8:53 PM]</text:p>
      <text:p text:style-name="Standard">Lyriq:</text:p>
      <text:p text:style-name="Standard"><text:tab/>I'm not really a sandboxy type of player, honestly</text:p>
      <text:p text:style-name="Standard"/>
      <text:p text:style-name="Standard">[8:53 PM]</text:p>
      <text:p text:style-name="Standard">Ravarion:</text:p>
      <text:p text:style-name="Standard"><text:tab/>Aww, ok :(</text:p>
      <text:p text:style-name="Standard"><text:tab/>Well, thanks for the help. <text:s/>I'll hit you up again once I have 24 levels or something.</text:p>
      <text:p text:style-name="Standard"/>
      <text:p text:style-name="Standard">[8:54 PM]</text:p>
      <text:p text:style-name="Standard">Lyriq:</text:p>
      <text:p text:style-name="Standard"><text:tab/>I will try it out tomorrow, I'm gonna play a bit on minecraft with with my college bros for a bit</text:p>
      <text:p text:style-name="Standard"/>
      <text:p text:style-name="Standard">[8:54 PM]</text:p>
      <text:p text:style-name="Standard">Ravarion:</text:p>
      <text:p text:style-name="Standard"><text:tab/>Aww yis</text:p>
      <text:p text:style-name="Standard"><text:soft-page-break/><text:tab/>Tanks</text:p>
      <text:p text:style-name="Standard"/>
      <text:p text:style-name="Standard">[8:54 PM]</text:p>
      <text:p text:style-name="Standard">Lyriq:</text:p>
      <text:p text:style-name="Standard"><text:tab/>Yeah no prob, hopefully you get some replies from that gaedev discord</text:p>
      <text:p text:style-name="Standard"><text:tab/>gamedev</text:p>
      <text:p text:style-name="Standard"/>
      <text:p text:style-name="Standard">[8:55 PM]</text:p>
      <text:p text:style-name="Standard">Ravarion:</text:p>
      <text:p text:style-name="Standard"><text:tab/>I got one, a couple minutes ago</text:p>
      <text:p text:style-name="Standard"/>
      <text:p text:style-name="Standard">[8:55 PM]</text:p>
      <text:p text:style-name="Standard">Lyriq:</text:p>
      <text:p text:style-name="Standard"><text:tab/>What did they think?</text:p>
      <text:p text:style-name="Standard"/>
      <text:p text:style-name="Standard">[8:55 PM]</text:p>
      <text:p text:style-name="Standard">Ravarion:</text:p>
      <text:p text:style-name="Standard"><text:tab/>https://cdn.discordapp.com/attachments/140426583323312128/547965380128145430/Peter_af.png</text:p>
      <text:p text:style-name="Standard"/>
      <text:p text:style-name="Standard"><text:tab/>They made this</text:p>
      <text:p text:style-name="Standard"><text:tab/>And then asked me how to beat level 2</text:p>
      <text:p text:style-name="Standard"/>
      <text:p text:style-name="Standard">[8:56 PM]</text:p>
      <text:p text:style-name="Standard">Lyriq:</text:p>
      <text:p text:style-name="Standard"><text:tab/>lol awesome</text:p>
      <text:p text:style-name="Standard"/>
      <text:p text:style-name="Standard">[8:56 PM]</text:p>
      <text:p text:style-name="Standard">Ravarion:</text:p>
      <text:p text:style-name="Standard"><text:tab/>Yeah, I was really surprised to see 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6" meta:paragraph-count="202" meta:word-count="1004" meta:character-count="5441"/>
    <dc:date>2019-02-20T21:09:42.62</dc:date>
    <dc:creator>Steven Lindbloom</dc:creator>
    <meta:generator>OpenOffice/4.1.3$Win32 OpenOffice.org_project/413m1$Build-9783</meta:generator>
  </office:meta>
</office:document-meta>
</file>